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cm"/>
    </style:style>
    <style:style style:name="co3" style:family="table-column">
      <style:table-column-properties fo:break-before="auto" style:column-width="0.78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AB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row table:style-name="ro1">
          <table:table-cell/>
          <table:table-cell office:value-type="string">
            <text:p>PWEB1 labs <text:s/>Mie y Vie 2pm-3:40pm</text:p>
          </table:table-cell>
          <table:table-cell table:number-columns-repeated="25"/>
        </table:table-row>
        <table:table-row table:style-name="ro2">
          <table:table-cell/>
          <table:table-cell table:style-name="ce1" office:value-type="string">
            <text:p>Nombre</text:p>
          </table:table-cell>
          <table:table-cell table:number-columns-repeated="2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EGRE LINARES, ROSARI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FARO ZAPANA, ESTEFAN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PAZA CALCIN, MICHAE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AVEZ CARPIO, FIDE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HAVEZ VILCA, ELARD</text:p>
          </table:table-cell>
          <table:table-cell/>
          <table:table-cell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UEVAS MAMANI, LISET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LORES SUCAPUCA, ERVIN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UILLEN CARRUITERO, FABIOLA</text:p>
          </table:table-cell>
          <table:table-cell office:value-type="string">
            <text:p>P</text:p>
          </table:table-cell>
          <table:table-cell table:number-columns-repeated="2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IZARGO GARCIA, SAMUE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UQUE SANABRIA, FELMAN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EZO CENTENO, MICHEL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INTO ÑAUPA, JEFFRE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QUISPE HUAMAN, EMERSON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ANTOLLO CHALCO, RONNIE</text:p>
          </table:table-cell>
          <table:table-cell office:value-type="string">
            <text:p>P</text:p>
          </table:table-cell>
          <table:table-cell table:number-columns-repeated="2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UASACA PACOMPIA, ALVARO</text:p>
          </table:table-cell>
          <table:table-cell office:value-type="string">
            <text:p>P</text:p>
          </table:table-cell>
          <table:table-cell office:value-type="string">
            <text:p>NO ESTA EN ESTE GRUPO</text:p>
          </table:table-cell>
          <table:table-cell table:number-columns-repeated="2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VALDIVIA TURPO, LUIS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YLACCAÑA CORDOVA, YHONATAN</text:p>
          </table:table-cell>
          <table:table-cell office:value-type="string">
            <text:p>P</text:p>
          </table:table-cell>
          <table:table-cell table:number-columns-repeated="2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ZUÑIGA CAUNA, ALVAR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 table:number-rows-repeated="2">
          <table:table-cell table:number-columns-repeated="27"/>
        </table:table-row>
        <table:table-row table:style-name="ro1">
          <table:table-cell/>
          <table:table-cell office:value-type="string">
            <text:p>PWEB1 Labs Mie Y Vie 3:50pm-5:30pm</text:p>
          </table:table-cell>
          <table:table-cell table:number-columns-repeated="2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CASA QUISPE, SHAMEL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AMBI CHAIÑA, SHIRLE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NDORI VILLALBA, LUIS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RUZ GALLEGOS, JEREMY</text:p>
          </table:table-cell>
          <table:table-cell office:value-type="string">
            <text:p>P</text:p>
          </table:table-cell>
          <table:table-cell table:number-columns-repeated="2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LOREZ BAILON, LUIS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UTIERREZ PUMA, JOEL ERICK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ANCCO VELASQUEZ, JESSICA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ACOBO CASTILLO, ANDREW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NIURA HUAMANI, JOSE MAYKO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ERALTILLA MENDOZA, ALFREDO ALEJANDR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UMA LARICO, CRISTHIAN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EVILLA TELLES, JIM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ALCEDO QUISPO, ANDRES AVELARDO</text:p>
          </table:table-cell>
          <table:table-cell office:value-type="string">
            <text:p>P</text:p>
          </table:table-cell>
          <table:table-cell table:number-columns-repeated="2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UCASAIRE TORRES, ARNOLD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ACURI MASCA, ANTHON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ITO DURAND, RUDY ROBERT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URPO COILA, ALEX RONALD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VERA MAMANI, JOSE MIGUE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IRNE MACIAS, VALERY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ISPE PUMA, LUIS FERNANDO</text:p>
          </table:table-cell>
          <table:table-cell/>
          <table:table-cell office:value-type="string">
            <text:p>P</text:p>
          </table:table-cell>
          <table:table-cell table:number-columns-repeated="23"/>
        </table:table-row>
        <table:table-row table:style-name="ro2">
          <table:table-cell table:number-columns-repeated="27"/>
        </table:table-row>
        <table:table-row table:style-name="ro1">
          <table:table-cell/>
          <table:table-cell office:value-type="string">
            <text:p>PWEB1 Labs Mie 5:40-7:20pm y Mar 7-8:40am</text:p>
          </table:table-cell>
          <table:table-cell table:number-columns-repeated="2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UILAR FLORES, GUSTAV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MANZA MAMANI, EDGAR RAUL</text:p>
          </table:table-cell>
          <table:table-cell/>
          <table:table-cell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VAN VENTURA, EDSEL YAE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DREGAL PEREZ, DANIEL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RI CRUZ, VERONICA LIZBETH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STRO CALLE, MELVIN</text:p>
          </table:table-cell>
          <table:table-cell/>
          <table:table-cell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HAVEZ NINA, BRAULIO ARMAND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HIRINOS SANCHEZ, MARIA MARGARETH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HOQUENEIRA CCASA, PAULINA MIRIAM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UENCA GUTIERREZ, JOSE LUIS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L CASTILLO, MONTOYA, CHRISTOPHER BRAD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ARCIA PUMA, AYRTON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UARCAYA ZAPANA, BRENDA ALISSON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NQUE GARATE, SOFIA SAIR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ORDOÑEZ CCORICCAZA, JUAN CARLOS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MOS TICONA, GILBERT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OJAS CARHUAS, FATIMA GIGI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ILVA TORRES, RICARDO PAUL</text:p>
          </table:table-cell>
          <table:table-cell/>
          <table:table-cell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ORRES AROQUIPA, KARLO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ZEVALLOS APAZA, ANGEL ALEXIS</text:p>
          </table:table-cell>
          <table:table-cell table:number-columns-repeated="2" office:value-type="string">
            <text:p>P</text:p>
          </table:table-cell>
          <table:table-cell table:number-columns-repeated="23"/>
        </table:table-row>
      </table:table>
      <table:table table:name="TEO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LABS.B46:LABS.D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11/09/2019</text:date>, <text:time>17:4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Jose Luis Corrales Delgado</meta:initial-creator>
    <meta:creation-date>2019-09-04T15:08:36</meta:creation-date>
    <dc:date>2019-09-11T17:46:45</dc:date>
    <dc:creator>Carlo Jose Luis Corrales Delgado</dc:creator>
    <meta:editing-duration>P7DT2H38M10S</meta:editing-duration>
    <meta:editing-cycles>10</meta:editing-cycles>
    <meta:generator>OpenOffice/4.1.3$Unix OpenOffice.org_project/413m1$Build-9783</meta:generator>
    <meta:document-statistic meta:table-count="3" meta:cell-count="226" meta:object-count="0"/>
  </office:meta>
</office:document-meta>
</file>